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text-properties officeooo:rsid="000c7eb7" officeooo:paragraph-rsid="000c7eb7"/>
    </style:style>
    <style:style style:name="P2" style:family="paragraph" style:parent-style-name="Standard">
      <style:text-properties officeooo:rsid="000c7eb7" officeooo:paragraph-rsid="000d78d5"/>
    </style:style>
    <style:style style:name="P3" style:family="paragraph" style:parent-style-name="Standard">
      <style:text-properties officeooo:rsid="000c7eb7" officeooo:paragraph-rsid="0014cad8"/>
    </style:style>
    <style:style style:name="P4" style:family="paragraph" style:parent-style-name="Standard">
      <style:text-properties officeooo:rsid="000d78d5" officeooo:paragraph-rsid="000d78d5"/>
    </style:style>
    <style:style style:name="P5" style:family="paragraph" style:parent-style-name="Standard">
      <style:text-properties officeooo:rsid="0011883e" officeooo:paragraph-rsid="0011883e"/>
    </style:style>
    <style:style style:name="P6" style:family="paragraph" style:parent-style-name="Standard">
      <style:text-properties officeooo:rsid="0014cad8" officeooo:paragraph-rsid="0014cad8"/>
    </style:style>
    <style:style style:name="P7" style:family="paragraph" style:parent-style-name="Standard" style:master-page-name="MP0">
      <style:paragraph-properties style:page-number="auto" fo:break-before="page"/>
    </style:style>
    <style:style style:name="T1" style:family="text">
      <style:text-properties officeooo:rsid="000c7eb7"/>
    </style:style>
    <style:style style:name="T2" style:family="text">
      <style:text-properties officeooo:rsid="000d78d5"/>
    </style:style>
    <style:style style:name="T3" style:family="text">
      <style:text-properties officeooo:rsid="000e7ac8"/>
    </style:style>
    <style:style style:name="T4" style:family="text">
      <style:text-properties officeooo:rsid="00115ae0"/>
    </style:style>
    <style:style style:name="T5" style:family="text">
      <style:text-properties officeooo:rsid="0014cad8"/>
    </style:style>
    <style:style style:name="T6" style:family="text">
      <style:text-properties officeooo:rsid="0014d057"/>
    </style:style>
    <style:style style:name="T7" style:family="text">
      <style:text-properties officeooo:rsid="0019f9f4"/>
    </style:style>
    <style:style style:name="T8" style:family="text">
      <style:text-properties officeooo:rsid="001cf152"/>
    </style:style>
    <style:style style:name="T9" style:family="text">
      <style:text-properties officeooo:rsid="001db0ca"/>
    </style:style>
    <style:style style:name="T10" style:family="text">
      <style:text-properties officeooo:rsid="001fa7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0">x</text:span>PLAN PROJET TUT: L'aide des logiciels de Musique Assisté par Ordinateur dans la conception musicale</text:p>
      <text:p text:style-name="Standard"/>
      <text:p text:style-name="Standard">Les principes de fonctionnement des logiciels MAO, ainsi que les différents types de logiciels et leurs applications. En partie éco/droit, une explication des licences sur certains logiciels, avec l'ajout des packs de samples achetables, et les droits figurant sur les logiciels et les produits qu'ils servent à développer.</text:p>
      <text:p text:style-name="Standard"/>
      <text:p text:style-name="Standard">Introduction: Définition et présentation du sujet</text:p>
      <text:p text:style-name="Standard"/>
      <text:p text:style-name="Standard">I. Les différents types de MAO</text:p>
      <text:p text:style-name="Standard"><text:tab/>- <text:span text:style-name="T7">les séquenceurs : </text:span><text:span text:style-name="T9">développés avec la norme MIDI, permettent de créer et d’automatiser le jeu, Peuvent s’agrémenter d’effets audios, nuances, modifications de tempos. Ils peuvent aussi gérer toutes sortes d’appareils, genre table de mixage numérique, rampe pyrotechnique,,</text:span></text:p>
      <text:p text:style-name="Standard"><text:tab/>- <text:span text:style-name="T7">les instruments de musique virtuel</text:span></text:p>
      <text:p text:style-name="Standard"><text:tab/>- <text:span text:style-name="T7">les trackers</text:span></text:p>
      <text:p text:style-name="Standard"><text:tab/>- <text:span text:style-name="T7">les logiciels de notation musicale</text:span></text:p>
      <text:p text:style-name="Standard"><text:tab/>- <text:span text:style-name="T7">les synthétiseurs logiciels</text:span></text:p>
      <text:p text:style-name="Standard"><text:tab/>- <text:span text:style-name="T7">les outils éducatifs</text:span></text:p>
      <text:p text:style-name="Standard"/>
      <text:p text:style-name="Standard"/>
      <text:p text:style-name="Standard">II. <text:span text:style-name="T1">L</text:span>e fonctionnement des MAO</text:p>
      <text:p text:style-name="Standard"/>
      <text:p text:style-name="Standard">III. Licences, packs de samples et droits.</text:p>
      <text:p text:style-name="Standard">Conclusion</text:p>
      <text:p text:style-name="Standard"/>
      <text:p text:style-name="Standard">Sondage pas trop long + analyse </text:p>
      <text:p text:style-name="P1">Dans l’intro/présentation du sujet?</text:p>
      <text:p text:style-name="P1"/>
      <text:p text:style-name="P4">But: </text:p>
      <text:p text:style-name="P4">- Avis des gens sur les MAO (Accessibilité, Utilité)</text:p>
      <text:p text:style-name="P4"/>
      <text:p text:style-name="P1">Questions:</text:p>
      <text:p text:style-name="P5"/>
      <text:p text:style-name="P5">- <text:span text:style-name="T5">A quel département appartenez-vous?</text:span></text:p>
      <text:p text:style-name="P5"/>
      <text:p text:style-name="P2">- <text:span text:style-name="T2">Que pensez vous des</text:span> logiciels de MAO (Musique assistée par Ordinateur)</text:p>
      <text:p text:style-name="P2"><text:tab/><text:tab/>- <text:span text:style-name="T2">Utile</text:span></text:p>
      <text:p text:style-name="P2"><text:tab/><text:tab/>- <text:span text:style-name="T2">Inutile</text:span></text:p>
      <text:p text:style-name="P2"><text:tab/><text:tab/>- <text:span text:style-name="T2">Compliqué</text:span></text:p>
      <text:p text:style-name="P3"><text:tab/><text:tab/>- <text:span text:style-name="T4">Aucun avis</text:span></text:p>
      <text:p text:style-name="P3"><text:tab/><text:tab/>- <text:span text:style-name="T4">Je ne sais pas ce que c’est</text:span></text:p>
      <text:p text:style-name="P6"/>
      <text:p text:style-name="P6">- Que pensez vous du prix des logiciels de MAO</text:p>
      <text:p text:style-name="P2"><text:tab/><text:tab/>- <text:span text:style-name="T2">Accessible (prix)</text:span></text:p>
      <text:p text:style-name="P4"><text:tab/><text:tab/>- cher</text:p>
      <text:p text:style-name="P2"><text:tab/><text:tab/>- <text:span text:style-name="T2">BEAUCOUP trop cher</text:span></text:p>
      <text:p text:style-name="P2"><text:tab/><text:tab/>- <text:span text:style-name="T4">Je ne sais pas ce que c’est</text:span></text:p>
      <text:p text:style-name="P1"/>
      <text:p text:style-name="P1">- Composez-vous de la musique?</text:p>
      <text:p text:style-name="P1"><text:tab/>- Si non fin sondage</text:p>
      <text:p text:style-name="P2"/>
      <text:p text:style-name="P2"><text:soft-page-break/>- <text:span text:style-name="T6">Quel(s) genre(s)</text:span></text:p>
      <text:p text:style-name="P2"><text:tab/>- <text:span text:style-name="T6">liste de différents genres</text:span></text:p>
      <text:p text:style-name="P2"/>
      <text:p text:style-name="P2"/>
      <text:p text:style-name="P2">- Utilisez-vous des logiciels de MAO (Musique assistée par Ordinateur)</text:p>
      <text:p text:style-name="P2"><text:tab/><text:tab/>- Si non, fin sondage</text:p>
      <text:p text:style-name="P2"><text:tab/><text:tab/>- Si oui, lesquels: + liste</text:p>
      <text:p text:style-name="P2"/>
      <text:p text:style-name="P2">- <text:span text:style-name="T8">Connaissez vous ce qu’est un logiciel de Musique Assistée par Ordinateur ?</text:span></text:p>
      <text:p text:style-name="P2"><text:tab/><text:tab/>- <text:span text:style-name="T8">Si oui, suite du sondage</text:span></text:p>
      <text:p text:style-name="P2"><text:tab/><text:tab/>- <text:span text:style-name="T8">Si non, fin sondage</text:span></text:p>
      <text:p text:style-name="P2"/>
      <text:p text:style-name="P2"/>
      <text:p text:style-name="P2">- <text:span text:style-name="T2">Que pensez vous des cracks d</text:span><text:span text:style-name="T5">ans le cas des logiciels de MAO </text:span><text:span text:style-name="T2">(pas d’inquiétudes c’est anonyme)</text:span></text:p>
      <text:p text:style-name="P4"><text:tab/>- Totalement illégal, je refuse d’en utiliser</text:p>
      <text:p text:style-name="P2"><text:tab/>- <text:span text:style-name="T3">A éviter mais dans le cas des logiciels des MAO dû au prix conséquent, je pourrais en <text:tab/>utiliser</text:span></text:p>
      <text:p text:style-name="P2"><text:tab/>- <text:span text:style-name="T3">Les cracks c’est trop bie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1.2$Windows_X86_64 LibreOffice_project/4d224e95b98b138af42a64d84056446d09082932</meta:generator>
    <meta:creation-date>2020-10-01T09:09:00Z</meta:creation-date>
    <dc:date>2020-10-23T11:18:29.241000000</dc:date>
    <meta:editing-cycles>16</meta:editing-cycles>
    <meta:editing-duration>PT48M35S</meta:editing-duration>
    <meta:document-statistic meta:table-count="0" meta:image-count="0" meta:object-count="0" meta:page-count="2" meta:paragraph-count="44" meta:word-count="343" meta:character-count="2063" meta:non-whitespace-character-count="1724"/>
    <meta:template xlink:type="simple" xlink:actuate="onRequest" xlink:title="" xlink:href="Normal.dotm"/>
  </office:meta>
</office:document-meta>
</file>